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 Jenkins Pipeline's <text:span text:style-name="Source_20_Text">post</text:span> section is where you define actions to run after the main stage's execution. It provides a way to handle cleanup, notifications, or other final tasks, regardless of whether the build was successful or failed.</text:p>
      <text:p text:style-name="Horizontal_20_Line"/>
      <text:h text:style-name="Heading_20_2" text:outline-level="2">Sections within <text:span text:style-name="Source_20_Text">post</text:span></text:h>
      <text:p text:style-name="Text_20_body">The <text:span text:style-name="Source_20_Text">post</text:span> section is a block that contains different <text:span text:style-name="T1">condition blocks</text:span>, each of which executes based on the final status of the build. Here are the most common ones:</text:p>
      <text:list xml:id="list1764920517721822140" text:style-name="L1">
        <text:list-item>
          <text:p text:style-name="P2"><text:span text:style-name="Source_20_Text"><text:span text:style-name="T1">always</text:span></text:span>: This block runs regardless of the build's outcome (success, failure, or aborted). It's useful for cleanup tasks like deleting temporary files or notifying a user about the build's completion.</text:p>
        </text:list-item>
        <text:list-item>
          <text:p text:style-name="P2"><text:span text:style-name="Source_20_Text"><text:span text:style-name="T1">success</text:span></text:span>: This block runs only if all the stages in the pipeline have completed successfully. It's often used for tasks like deploying an application or sending a success notification.</text:p>
        </text:list-item>
        <text:list-item>
          <text:p text:style-name="P2"><text:span text:style-name="Source_20_Text"><text:span text:style-name="T1">failure</text:span></text:span>: This block runs if any stage in the pipeline fails. It's a good place to send a failure notification or archive logs for debugging.</text:p>
        </text:list-item>
        <text:list-item>
          <text:p text:style-name="P2"><text:span text:style-name="Source_20_Text"><text:span text:style-name="T1">unstable</text:span></text:span>: This block runs if the build is "unstable," which typically means a successful build with failing test cases.</text:p>
        </text:list-item>
        <text:list-item>
          <text:p text:style-name="P2"><text:span text:style-name="Source_20_Text"><text:span text:style-name="T1">aborted</text:span></text:span>: This block runs if the build is manually aborted by a user.</text:p>
        </text:list-item>
        <text:list-item>
          <text:p text:style-name="P2"><text:span text:style-name="Source_20_Text"><text:span text:style-name="T1">changed</text:span></text:span>: This block runs if the current build's status is different from the previous build's status. For example, if a successful build is followed by a failed one.</text:p>
        </text:list-item>
      </text:list>
      <text:p text:style-name="Horizontal_20_Line"/>
      <text:h text:style-name="Heading_20_2" text:outline-level="2">Example Usage</text:h>
      <text:p text:style-name="Text_20_body">Here is a simple example of a Declarative Pipeline with a <text:span text:style-name="Source_20_Text">post</text:span> section.</text:p>
      <text:p text:style-name="Text_20_body">Groovy</text:p>
      <text:p text:style-name="Preformatted_20_Text"><text:span text:style-name="Source_20_Text">pipeline {</text:span></text:p>
      <text:p text:style-name="Preformatted_20_Text"><text:span text:style-name="Source_20_Text"><text:s text:c="4"/>agent any</text:span></text:p>
      <text:p text:style-name="Preformatted_20_Text"/>
      <text:p text:style-name="Preformatted_20_Text"><text:span text:style-name="Source_20_Text"><text:s text:c="4"/>stages {</text:span></text:p>
      <text:p text:style-name="Preformatted_20_Text"><text:span text:style-name="Source_20_Text"><text:s text:c="8"/>stage('Build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echo 'Building the application...'</text:span></text:p>
      <text:p text:style-name="Preformatted_20_Text"><text:span text:style-name="Source_20_Text"><text:s text:c="16"/>// Simulating a successful build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tage('Test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echo 'Running tests...'</text:span></text:p>
      <text:p text:style-name="Preformatted_20_Text"><text:span text:style-name="Source_20_Text"><text:s text:c="16"/>// Simulating a failed test</text:span></text:p>
      <text:p text:style-name="Preformatted_20_Text"><text:span text:style-name="Source_20_Text"><text:s text:c="16"/>script {</text:span></text:p>
      <text:p text:style-name="Preformatted_20_Text"><text:span text:style-name="Source_20_Text"><text:s text:c="20"/>error('Tests failed!')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oft-page-break/><text:span text:style-name="Source_20_Text"><text:s text:c="4"/>}</text:span></text:p>
      <text:p text:style-name="Preformatted_20_Text"/>
      <text:p text:style-name="Preformatted_20_Text"><text:span text:style-name="Source_20_Text"><text:s text:c="4"/>post {</text:span></text:p>
      <text:p text:style-name="Preformatted_20_Text"><text:span text:style-name="Source_20_Text"><text:s text:c="8"/>always {</text:span></text:p>
      <text:p text:style-name="Preformatted_20_Text"><text:span text:style-name="Source_20_Text"><text:s text:c="12"/>echo 'This will always run, even if the build fails.'</text:span></text:p>
      <text:p text:style-name="Preformatted_20_Text"><text:span text:style-name="Source_20_Text"><text:s text:c="12"/>// Cleanup actions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uccess {</text:span></text:p>
      <text:p text:style-name="Preformatted_20_Text"><text:span text:style-name="Source_20_Text"><text:s text:c="12"/>echo 'The build was successful!'</text:span></text:p>
      <text:p text:style-name="Preformatted_20_Text"><text:span text:style-name="Source_20_Text"><text:s text:c="12"/>// Deployment actions</text:span></text:p>
      <text:p text:style-name="Preformatted_20_Text"><text:span text:style-name="Source_20_Text"><text:s text:c="8"/>}</text:span></text:p>
      <text:p text:style-name="Preformatted_20_Text"><text:span text:style-name="Source_20_Text"><text:s text:c="8"/>failure {</text:span></text:p>
      <text:p text:style-name="Preformatted_20_Text"><text:span text:style-name="Source_20_Text"><text:s text:c="12"/>echo 'The build failed. Sending a notification...'</text:span></text:p>
      <text:p text:style-name="Preformatted_20_Text"><text:span text:style-name="Source_20_Text"><text:s text:c="12"/>// Notification actions</text:span></text:p>
      <text:p text:style-name="Preformatted_20_Text"><text:span text:style-name="Source_20_Text"><text:s text:c="8"/>}</text:span></text:p>
      <text:p text:style-name="Preformatted_20_Text"><text:span text:style-name="Source_20_Text"><text:s text:c="8"/>aborted {</text:span></text:p>
      <text:p text:style-name="Preformatted_20_Text"><text:span text:style-name="Source_20_Text"><text:s text:c="12"/>echo 'The build was aborted.'</text:span></text:p>
      <text:p text:style-name="Preformatted_20_Text"><text:span text:style-name="Source_20_Text"><text:s text:c="12"/>// Abort-specific actions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Text_20_body">In this example, because the <text:span text:style-name="T1">'Test'</text:span> stage is designed to fail, the <text:span text:style-name="Source_20_Text"><text:span text:style-name="T1">failure</text:span></text:span> block within <text:span text:style-name="Source_20_Text">post</text:span> will execute, along with the <text:span text:style-name="Source_20_Text"><text:span text:style-name="T1">always</text:span></text:span> block. The <text:span text:style-name="Source_20_Text"><text:span text:style-name="T1">success</text:span></text:span> block will be skipped.</text:p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ekhar </meta:initial-creator>
    <meta:creation-date>2025-09-11T21:15:32.63</meta:creation-date>
    <meta:document-statistic meta:table-count="0" meta:image-count="0" meta:object-count="0" meta:page-count="2" meta:paragraph-count="51" meta:word-count="361" meta:character-count="2455"/>
    <dc:date>2025-09-11T21:17:06.92</dc:date>
    <dc:creator>shekhar </dc:creator>
    <meta:editing-duration>PT1M35S</meta:editing-duration>
    <meta:editing-cycles>1</meta:editing-cycles>
    <meta:generator>OpenOffice/4.1.15$Win32 OpenOffice.org_project/4115m2$Build-9813</meta:generator>
  </office:meta>
</office:document-meta>
</file>